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itle">
      <style:text-properties officeooo:rsid="001200fd" officeooo:paragraph-rsid="001200fd"/>
    </style:style>
    <style:style style:name="P3" style:family="paragraph" style:parent-style-name="Text_20_body">
      <style:paragraph-properties fo:text-align="center" style:justify-single-word="false"/>
      <style:text-properties officeooo:rsid="001200fd" officeooo:paragraph-rsid="001200fd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200fd" officeooo:paragraph-rsid="001200fd" style:font-size-asian="11pt" style:font-size-complex="11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2749b" officeooo:paragraph-rsid="0012749b" style:font-size-asian="11pt" style:font-size-complex="11p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288c9" officeooo:paragraph-rsid="001288c9" style:font-size-asian="11pt" style:font-size-complex="11pt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2f99f" officeooo:paragraph-rsid="0012f99f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bies</text:p>
      <text:p text:style-name="P3">The Origins of Life and How Babies Are Made</text:p>
      <text:p text:style-name="P1"/>
      <text:p text:style-name="P4">A Baby is not at all allowed to be a person, until that person can breathe.</text:p>
      <text:p text:style-name="P4">A Baby is not a person, but a living thing, until it can breathe.</text:p>
      <text:p text:style-name="P4">A Baby does not have a body until it is a person; all people have bodies.</text:p>
      <text:p text:style-name="P4">A Baby is not a body with a living thing in it, and it cannot take care of its own needs <text:span text:style-name="T1">at all</text:span><text:span text:style-name="T2">.</text:span></text:p>
      <text:p text:style-name="P4"><text:span text:style-name="T2">A Baby is where life is made, and requires the most attention from everyone.</text:span></text:p>
      <text:p text:style-name="P4"><text:span text:style-name="T2">A Baby is most powerful being in the world; it commands attention and there is no arguing with it.</text:span></text:p>
      <text:p text:style-name="P4"><text:span text:style-name="T2">A Baby cannot be taken care of by a person who is not taking care of all the needs of the Baby.</text:span></text:p>
      <text:p text:style-name="P4"><text:span text:style-name="T2">The Baby is not able to communicate what needs it has nor when it has them nor how they are being met.</text:span></text:p>
      <text:p text:style-name="P4"><text:span text:style-name="T2">A Baby cannot be expected to care for itself </text:span><text:span text:style-name="T1">at all</text:span><text:span text:style-name="T2"> and as such, should not be let out of your sight in any environment that is not completely baby-ready.</text:span></text:p>
      <text:p text:style-name="P5"><text:span text:style-name="T2">A Baby is the most precious gift a person can receive from Heaven, and Heaven is aware of all of its gifts.</text:span></text:p>
      <text:p text:style-name="P5"><text:span text:style-name="T2">A Baby cannot be hidden from the sight of authorities, and authorities need to know where babies are at all times.</text:span></text:p>
      <text:p text:style-name="P5"><text:span text:style-name="T2">A Baby does not have a name unless it is legally given to the baby for all of its life. <text:s/>There are no temporary baby names.</text:span></text:p>
      <text:p text:style-name="P6"><text:span text:style-name="T2">A Baby has no reason to be killed by a parent, not even if the baby is almost unable to live.</text:span></text:p>
      <text:p text:style-name="P6"><text:span text:style-name="T2">A Baby cannot be made to accept guilt for how it was conceived, nor for any fault of the parents.</text:span></text:p>
      <text:p text:style-name="P6"><text:span text:style-name="T2">A Baby cannot be made to carry on the work of a parent, through any form of living will or magical means.</text:span></text:p>
      <text:p text:style-name="P6"><text:span text:style-name="T2">A Baby is not the only one in a family that is tired of waking up in the middle of the night.</text:span></text:p>
      <text:p text:style-name="P6"><text:span text:style-name="T2">A Baby is not the only one in a family that can’t decide on what to do with it’s life.</text:span></text:p>
      <text:p text:style-name="P6"><text:span text:style-name="T2">A Baby is not the only one in a family that can’t figure out whether it’s hungry or angry or both.</text:span></text:p>
      <text:p text:style-name="P6"><text:span text:style-name="T2">A Baby is not the only one in a family that can’t handle the idea of going to work tomorrow.</text:span></text:p>
      <text:p text:style-name="P6"><text:span text:style-name="T2">A Baby is not the only one in a family that can’t manage the money it takes to live comfortably.</text:span></text:p>
      <text:p text:style-name="P6"><text:span text:style-name="T2">A Baby is not the only one in a family that doesn’t have a chance at forgetting how precious life is.</text:span></text:p>
      <text:p text:style-name="P6"><text:span text:style-name="T2">A Baby is the most fragile portion of a family, and requires the most attention. <text:s/>They only get easier to take care of from there, I promise.</text:span></text:p>
      <text:p text:style-name="P7"><text:span text:style-name="T2">A Baby cannot be given back to Heaven, but sometimes, Heaven takes them anyw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4T23:26:14.590845277</dc:date>
    <meta:editing-duration>PT9M37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1" meta:paragraph-count="25" meta:word-count="483" meta:character-count="2308" meta:non-whitespace-character-count="1848"/>
  </office:meta>
</office:document-meta>
</file>